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" table:default-cell-style-name="ce7"/>
        <table:table-column table:style-name="co3" table:default-cell-style-name="ce9"/>
        <table:table-column table:style-name="co4" table:default-cell-style-name="ce13"/>
        <table:table-column table:style-name="co5" table:default-cell-style-name="ce16"/>
        <table:table-column table:style-name="co6" table:default-cell-style-name="ce18"/>
        <table:table-column table:style-name="co6" table:default-cell-style-name="Default"/>
        <table:table-column table:style-name="co4" table:default-cell-style-name="ce13"/>
        <table:table-column table:style-name="co6" table:default-cell-style-name="ce20"/>
        <table:table-column table:style-name="co7" table:default-cell-style-name="ce23"/>
        <table:table-column table:style-name="co4" table:default-cell-style-name="ce13"/>
        <table:table-column table:style-name="co6" table:default-cell-style-name="ce20"/>
        <table:table-column table:style-name="co2" table:default-cell-style-name="ce25"/>
        <table:table-column table:style-name="co4" table:default-cell-style-name="ce13"/>
        <table:table-column table:style-name="co6" table:default-cell-style-name="ce20"/>
        <table:table-column table:style-name="co7" table:default-cell-style-name="ce23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P8</text:p>
          </table:table-cell>
          <table:table-cell office:value-type="string" calcext:value-type="string">
            <text:p>Lab Final</text:p>
          </table:table-cell>
          <table:table-cell table:style-name="ce12"/>
          <table:table-cell table:style-name="ce14" office:value-type="string" calcext:value-type="string">
            <text:p>Final Grade</text:p>
          </table:table-cell>
          <table:table-cell table:style-name="ce15" office:value-type="string" calcext:value-type="string">
            <text:p>Final Grade</text:p>
          </table:table-cell>
          <table:table-cell table:style-name="ce15" office:value-type="string" calcext:value-type="string">
            <text:p>Final GPA</text:p>
          </table:table-cell>
          <table:table-cell table:style-name="ce12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12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12"/>
          <table:table-cell table:style-name="ce19"/>
          <table:table-cell table:style-name="ce22"/>
          <table:table-cell table:style-name="ce27" table:number-columns-repeated="979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10" table:formula="of:=(SUM(VLOOKUP([.B2]; [.$R$2:.$S$14]; 2; 0); VLOOKUP([.C2]; [.$R$2:.$S$14]; 2; 0); VLOOKUP([.D2]; [.$R$2:.$S$14]; 2; 0); VLOOKUP([.E2]; [.$R$2:.$S$14]; 2; 0); VLOOKUP([.F2]; [.$R$2:.$S$14]; 2; 0); VLOOKUP([.G2]; [.$R$2:.$S$14]; 2; 0); VLOOKUP([.H2]; [.$R$2:.$S$14]; 2; 0); VLOOKUP([.I2]; [.$R$2:.$S$14]; 2; 0);  VLOOKUP([.J2]; [.$R$2:.$S$14]; 2; 0); VLOOKUP([.K2]; [.$R$2:.$S$14]; 2; 0)) / 1000 * 1)" office:value-type="float" office:value="0.931" calcext:value-type="float">
            <text:p>0.93100</text:p>
          </table:table-cell>
          <table:table-cell/>
          <table:table-cell table:style-name="ce14" table:formula="of:=[.L2]" office:value-type="float" office:value="0.931" calcext:value-type="float">
            <text:p>0.93100</text:p>
          </table:table-cell>
          <table:table-cell table:style-name="ce15" table:formula="of:=IF([.N2]&gt;=0.9875;&quot;A+&quot;;  IF([.N2]&gt;=0.94; &quot;A&quot;; IF([.N2]&gt;=0.9; &quot;A-&quot;; IF([.N2]&gt;=0.87; &quot;B+&quot;; IF([.N2]&gt;=0.84;&quot;B&quot;; IF([.N2]&gt;=0.8; &quot;B-&quot;; IF([.N2]&gt;=0.77; &quot;C+&quot;; IF([.N2]&gt;=0.74;&quot;C&quot;; IF([.N2]&gt;=0.7; &quot;C-&quot;; IF([.N2]&gt;=0.67; &quot;D+&quot;; IF([.N2]&gt;=0.64;&quot;D&quot;; IF([.N2]&gt;=0.6; &quot;D-&quot;; &quot;F&quot;))))))))))))" office:value-type="string" office:string-value="A-" calcext:value-type="string">
            <text:p>A-</text:p>
          </table:table-cell>
          <table:table-cell table:style-name="ce15" table:formula="of:=VLOOKUP([.O2]; [.$U$2:.$V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yan Cambier</text:p>
          </table:table-cell>
          <table:table-cell table:number-columns-repeated="10" office:value-type="string" calcext:value-type="string">
            <text:p>A</text:p>
          </table:table-cell>
          <table:table-cell table:style-name="ce10" table:formula="of:=(SUM(VLOOKUP([.B3]; [.$R$2:.$S$14]; 2; 0); VLOOKUP([.C3]; [.$R$2:.$S$14]; 2; 0); VLOOKUP([.D3]; [.$R$2:.$S$14]; 2; 0); VLOOKUP([.E3]; [.$R$2:.$S$14]; 2; 0); VLOOKUP([.F3]; [.$R$2:.$S$14]; 2; 0); VLOOKUP([.G3]; [.$R$2:.$S$14]; 2; 0); VLOOKUP([.H3]; [.$R$2:.$S$14]; 2; 0); VLOOKUP([.I3]; [.$R$2:.$S$14]; 2; 0);  VLOOKUP([.J3]; [.$R$2:.$S$14]; 2; 0); VLOOKUP([.K3]; [.$R$2:.$S$14]; 2; 0)) / 1000 * 1)" office:value-type="float" office:value="0.96" calcext:value-type="float">
            <text:p>0.96000</text:p>
          </table:table-cell>
          <table:table-cell/>
          <table:table-cell table:style-name="ce14" table:formula="of:=[.L3]" office:value-type="float" office:value="0.96" calcext:value-type="float">
            <text:p>0.96000</text:p>
          </table:table-cell>
          <table:table-cell table:style-name="ce15" table:formula="of:=IF([.N3]&gt;=0.9875;&quot;A+&quot;;  IF([.N3]&gt;=0.94; &quot;A&quot;; IF([.N3]&gt;=0.9; &quot;A-&quot;; IF([.N3]&gt;=0.87; &quot;B+&quot;; IF([.N3]&gt;=0.84;&quot;B&quot;; IF([.N3]&gt;=0.8; &quot;B-&quot;; IF([.N3]&gt;=0.77; &quot;C+&quot;; IF([.N3]&gt;=0.74;&quot;C&quot;; IF([.N3]&gt;=0.7; &quot;C-&quot;; IF([.N3]&gt;=0.67; &quot;D+&quot;; IF([.N3]&gt;=0.64;&quot;D&quot;; IF([.N3]&gt;=0.6; &quot;D-&quot;; &quot;F&quot;))))))))))))" office:value-type="string" office:string-value="A" calcext:value-type="string">
            <text:p>A</text:p>
          </table:table-cell>
          <table:table-cell table:style-name="ce15" table:formula="of:=VLOOKUP([.O3]; [.$U$2:.$V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7" office:value-type="string" calcext:value-type="string">
            <text:p>A</text:p>
          </table:table-cell>
          <table:table-cell table:style-name="ce10" table:formula="of:=(SUM(VLOOKUP([.B4]; [.$R$2:.$S$14]; 2; 0); VLOOKUP([.C4]; [.$R$2:.$S$14]; 2; 0); VLOOKUP([.D4]; [.$R$2:.$S$14]; 2; 0); VLOOKUP([.E4]; [.$R$2:.$S$14]; 2; 0); VLOOKUP([.F4]; [.$R$2:.$S$14]; 2; 0); VLOOKUP([.G4]; [.$R$2:.$S$14]; 2; 0); VLOOKUP([.H4]; [.$R$2:.$S$14]; 2; 0); VLOOKUP([.I4]; [.$R$2:.$S$14]; 2; 0);  VLOOKUP([.J4]; [.$R$2:.$S$14]; 2; 0); VLOOKUP([.K4]; [.$R$2:.$S$14]; 2; 0)) / 1000 * 1)" office:value-type="float" office:value="0.957" calcext:value-type="float">
            <text:p>0.95700</text:p>
          </table:table-cell>
          <table:table-cell/>
          <table:table-cell table:style-name="ce14" table:formula="of:=[.L4]" office:value-type="float" office:value="0.957" calcext:value-type="float">
            <text:p>0.95700</text:p>
          </table:table-cell>
          <table:table-cell table:style-name="ce15" table:formula="of:=IF([.N4]&gt;=0.9875;&quot;A+&quot;;  IF([.N4]&gt;=0.94; &quot;A&quot;; IF([.N4]&gt;=0.9; &quot;A-&quot;; IF([.N4]&gt;=0.87; &quot;B+&quot;; IF([.N4]&gt;=0.84;&quot;B&quot;; IF([.N4]&gt;=0.8; &quot;B-&quot;; IF([.N4]&gt;=0.77; &quot;C+&quot;; IF([.N4]&gt;=0.74;&quot;C&quot;; IF([.N4]&gt;=0.7; &quot;C-&quot;; IF([.N4]&gt;=0.67; &quot;D+&quot;; IF([.N4]&gt;=0.64;&quot;D&quot;; IF([.N4]&gt;=0.6; &quot;D-&quot;; &quot;F&quot;))))))))))))" office:value-type="string" office:string-value="A" calcext:value-type="string">
            <text:p>A</text:p>
          </table:table-cell>
          <table:table-cell table:style-name="ce15" table:formula="of:=VLOOKUP([.O4]; [.$U$2:.$V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10" table:formula="of:=(SUM(VLOOKUP([.B5]; [.$R$2:.$S$14]; 2; 0); VLOOKUP([.C5]; [.$R$2:.$S$14]; 2; 0); VLOOKUP([.D5]; [.$R$2:.$S$14]; 2; 0); VLOOKUP([.E5]; [.$R$2:.$S$14]; 2; 0); VLOOKUP([.F5]; [.$R$2:.$S$14]; 2; 0); VLOOKUP([.G5]; [.$R$2:.$S$14]; 2; 0); VLOOKUP([.H5]; [.$R$2:.$S$14]; 2; 0); VLOOKUP([.I5]; [.$R$2:.$S$14]; 2; 0);  VLOOKUP([.J5]; [.$R$2:.$S$14]; 2; 0); VLOOKUP([.K5]; [.$R$2:.$S$14]; 2; 0)) / 1000 * 1)" office:value-type="float" office:value="0.758" calcext:value-type="float">
            <text:p>0.75800</text:p>
          </table:table-cell>
          <table:table-cell/>
          <table:table-cell table:style-name="ce14" table:formula="of:=[.L5]" office:value-type="float" office:value="0.758" calcext:value-type="float">
            <text:p>0.75800</text:p>
          </table:table-cell>
          <table:table-cell table:style-name="ce15" table:formula="of:=IF([.N5]&gt;=0.9875;&quot;A+&quot;;  IF([.N5]&gt;=0.94; &quot;A&quot;; IF([.N5]&gt;=0.9; &quot;A-&quot;; IF([.N5]&gt;=0.87; &quot;B+&quot;; IF([.N5]&gt;=0.84;&quot;B&quot;; IF([.N5]&gt;=0.8; &quot;B-&quot;; IF([.N5]&gt;=0.77; &quot;C+&quot;; IF([.N5]&gt;=0.74;&quot;C&quot;; IF([.N5]&gt;=0.7; &quot;C-&quot;; IF([.N5]&gt;=0.67; &quot;D+&quot;; IF([.N5]&gt;=0.64;&quot;D&quot;; IF([.N5]&gt;=0.6; &quot;D-&quot;; &quot;F&quot;))))))))))))" office:value-type="string" office:string-value="C" calcext:value-type="string">
            <text:p>C</text:p>
          </table:table-cell>
          <table:table-cell table:style-name="ce15" table:formula="of:=VLOOKUP([.O5]; [.$U$2:.$V$15]; 2; 0)" office:value-type="float" office:value="2" calcext:value-type="float">
            <text:p>2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ranny Jaime Abreu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10" table:formula="of:=(SUM(VLOOKUP([.B6]; [.$R$2:.$S$14]; 2; 0); VLOOKUP([.C6]; [.$R$2:.$S$14]; 2; 0); VLOOKUP([.D6]; [.$R$2:.$S$14]; 2; 0); VLOOKUP([.E6]; [.$R$2:.$S$14]; 2; 0); VLOOKUP([.F6]; [.$R$2:.$S$14]; 2; 0); VLOOKUP([.G6]; [.$R$2:.$S$14]; 2; 0); VLOOKUP([.H6]; [.$R$2:.$S$14]; 2; 0); VLOOKUP([.I6]; [.$R$2:.$S$14]; 2; 0);  VLOOKUP([.J6]; [.$R$2:.$S$14]; 2; 0); VLOOKUP([.K6]; [.$R$2:.$S$14]; 2; 0)) / 1000 * 1)" office:value-type="float" office:value="0.918" calcext:value-type="float">
            <text:p>0.91800</text:p>
          </table:table-cell>
          <table:table-cell/>
          <table:table-cell table:style-name="ce14" table:formula="of:=[.L6]" office:value-type="float" office:value="0.918" calcext:value-type="float">
            <text:p>0.91800</text:p>
          </table:table-cell>
          <table:table-cell table:style-name="ce15" table:formula="of:=IF([.N6]&gt;=0.9875;&quot;A+&quot;;  IF([.N6]&gt;=0.94; &quot;A&quot;; IF([.N6]&gt;=0.9; &quot;A-&quot;; IF([.N6]&gt;=0.87; &quot;B+&quot;; IF([.N6]&gt;=0.84;&quot;B&quot;; IF([.N6]&gt;=0.8; &quot;B-&quot;; IF([.N6]&gt;=0.77; &quot;C+&quot;; IF([.N6]&gt;=0.74;&quot;C&quot;; IF([.N6]&gt;=0.7; &quot;C-&quot;; IF([.N6]&gt;=0.67; &quot;D+&quot;; IF([.N6]&gt;=0.64;&quot;D&quot;; IF([.N6]&gt;=0.6; &quot;D-&quot;; &quot;F&quot;))))))))))))" office:value-type="string" office:string-value="A-" calcext:value-type="string">
            <text:p>A-</text:p>
          </table:table-cell>
          <table:table-cell table:style-name="ce15" table:formula="of:=VLOOKUP([.O6]; [.$U$2:.$V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ackenzie Jorda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10" table:formula="of:=(SUM(VLOOKUP([.B7]; [.$R$2:.$S$14]; 2; 0); VLOOKUP([.C7]; [.$R$2:.$S$14]; 2; 0); VLOOKUP([.D7]; [.$R$2:.$S$14]; 2; 0); VLOOKUP([.E7]; [.$R$2:.$S$14]; 2; 0); VLOOKUP([.F7]; [.$R$2:.$S$14]; 2; 0); VLOOKUP([.G7]; [.$R$2:.$S$14]; 2; 0); VLOOKUP([.H7]; [.$R$2:.$S$14]; 2; 0); VLOOKUP([.I7]; [.$R$2:.$S$14]; 2; 0);  VLOOKUP([.J7]; [.$R$2:.$S$14]; 2; 0); VLOOKUP([.K7]; [.$R$2:.$S$14]; 2; 0)) / 1000 * 1)" office:value-type="float" office:value="0.658" calcext:value-type="float">
            <text:p>0.65800</text:p>
          </table:table-cell>
          <table:table-cell/>
          <table:table-cell table:style-name="ce14" table:formula="of:=[.L7]" office:value-type="float" office:value="0.658" calcext:value-type="float">
            <text:p>0.65800</text:p>
          </table:table-cell>
          <table:table-cell table:style-name="ce15" table:formula="of:=IF([.N7]&gt;=0.9875;&quot;A+&quot;;  IF([.N7]&gt;=0.94; &quot;A&quot;; IF([.N7]&gt;=0.9; &quot;A-&quot;; IF([.N7]&gt;=0.87; &quot;B+&quot;; IF([.N7]&gt;=0.84;&quot;B&quot;; IF([.N7]&gt;=0.8; &quot;B-&quot;; IF([.N7]&gt;=0.77; &quot;C+&quot;; IF([.N7]&gt;=0.74;&quot;C&quot;; IF([.N7]&gt;=0.7; &quot;C-&quot;; IF([.N7]&gt;=0.67; &quot;D+&quot;; IF([.N7]&gt;=0.64;&quot;D&quot;; IF([.N7]&gt;=0.6; &quot;D-&quot;; &quot;F&quot;))))))))))))" office:value-type="string" office:string-value="D" calcext:value-type="string">
            <text:p>D</text:p>
          </table:table-cell>
          <table:table-cell table:style-name="ce15" table:formula="of:=VLOOKUP([.O7]; [.$U$2:.$V$15]; 2; 0)" office:value-type="float" office:value="1" calcext:value-type="float">
            <text:p>1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7" office:value-type="string" calcext:value-type="string">
            <text:p>A</text:p>
          </table:table-cell>
          <table:table-cell table:style-name="ce10" table:formula="of:=(SUM(VLOOKUP([.B8]; [.$R$2:.$S$14]; 2; 0); VLOOKUP([.C8]; [.$R$2:.$S$14]; 2; 0); VLOOKUP([.D8]; [.$R$2:.$S$14]; 2; 0); VLOOKUP([.E8]; [.$R$2:.$S$14]; 2; 0); VLOOKUP([.F8]; [.$R$2:.$S$14]; 2; 0); VLOOKUP([.G8]; [.$R$2:.$S$14]; 2; 0); VLOOKUP([.H8]; [.$R$2:.$S$14]; 2; 0); VLOOKUP([.I8]; [.$R$2:.$S$14]; 2; 0);  VLOOKUP([.J8]; [.$R$2:.$S$14]; 2; 0); VLOOKUP([.K8]; [.$R$2:.$S$14]; 2; 0)) / 1000 * 1)" office:value-type="float" office:value="0.94" calcext:value-type="float">
            <text:p>0.94000</text:p>
          </table:table-cell>
          <table:table-cell/>
          <table:table-cell table:style-name="ce14" table:formula="of:=[.L8]" office:value-type="float" office:value="0.94" calcext:value-type="float">
            <text:p>0.94000</text:p>
          </table:table-cell>
          <table:table-cell table:style-name="ce15" table:formula="of:=IF([.N8]&gt;=0.9875;&quot;A+&quot;;  IF([.N8]&gt;=0.94; &quot;A&quot;; IF([.N8]&gt;=0.9; &quot;A-&quot;; IF([.N8]&gt;=0.87; &quot;B+&quot;; IF([.N8]&gt;=0.84;&quot;B&quot;; IF([.N8]&gt;=0.8; &quot;B-&quot;; IF([.N8]&gt;=0.77; &quot;C+&quot;; IF([.N8]&gt;=0.74;&quot;C&quot;; IF([.N8]&gt;=0.7; &quot;C-&quot;; IF([.N8]&gt;=0.67; &quot;D+&quot;; IF([.N8]&gt;=0.64;&quot;D&quot;; IF([.N8]&gt;=0.6; &quot;D-&quot;; &quot;F&quot;))))))))))))" office:value-type="string" office:string-value="A" calcext:value-type="string">
            <text:p>A</text:p>
          </table:table-cell>
          <table:table-cell table:style-name="ce15" table:formula="of:=VLOOKUP([.O8]; [.$U$2:.$V$15]; 2; 0)" office:value-type="float" office:value="4" calcext:value-type="float">
            <text:p>4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ra Kin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7" office:value-type="string" calcext:value-type="string">
            <text:p>A</text:p>
          </table:table-cell>
          <table:table-cell table:style-name="ce10" table:formula="of:=(SUM(VLOOKUP([.B9]; [.$R$2:.$S$14]; 2; 0); VLOOKUP([.C9]; [.$R$2:.$S$14]; 2; 0); VLOOKUP([.D9]; [.$R$2:.$S$14]; 2; 0); VLOOKUP([.E9]; [.$R$2:.$S$14]; 2; 0); VLOOKUP([.F9]; [.$R$2:.$S$14]; 2; 0); VLOOKUP([.G9]; [.$R$2:.$S$14]; 2; 0); VLOOKUP([.H9]; [.$R$2:.$S$14]; 2; 0); VLOOKUP([.I9]; [.$R$2:.$S$14]; 2; 0);  VLOOKUP([.J9]; [.$R$2:.$S$14]; 2; 0); VLOOKUP([.K9]; [.$R$2:.$S$14]; 2; 0)) / 1000 * 1)" office:value-type="float" office:value="0.957" calcext:value-type="float">
            <text:p>0.95700</text:p>
          </table:table-cell>
          <table:table-cell/>
          <table:table-cell table:style-name="ce14" table:formula="of:=[.L9]" office:value-type="float" office:value="0.957" calcext:value-type="float">
            <text:p>0.95700</text:p>
          </table:table-cell>
          <table:table-cell table:style-name="ce15" table:formula="of:=IF([.N9]&gt;=0.9875;&quot;A+&quot;;  IF([.N9]&gt;=0.94; &quot;A&quot;; IF([.N9]&gt;=0.9; &quot;A-&quot;; IF([.N9]&gt;=0.87; &quot;B+&quot;; IF([.N9]&gt;=0.84;&quot;B&quot;; IF([.N9]&gt;=0.8; &quot;B-&quot;; IF([.N9]&gt;=0.77; &quot;C+&quot;; IF([.N9]&gt;=0.74;&quot;C&quot;; IF([.N9]&gt;=0.7; &quot;C-&quot;; IF([.N9]&gt;=0.67; &quot;D+&quot;; IF([.N9]&gt;=0.64;&quot;D&quot;; IF([.N9]&gt;=0.6; &quot;D-&quot;; &quot;F&quot;))))))))))))" office:value-type="string" office:string-value="A" calcext:value-type="string">
            <text:p>A</text:p>
          </table:table-cell>
          <table:table-cell table:style-name="ce15" table:formula="of:=VLOOKUP([.O9]; [.$U$2:.$V$15]; 2; 0)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Cody Kinneer</text:p>
          </table:table-cell>
          <table:table-cell table:style-name="ce8" table:number-columns-repeated="10"/>
          <table:table-cell table:style-name="ce10"/>
          <table:table-cell/>
          <table:table-cell table:style-name="ce14"/>
          <table:table-cell table:style-name="ce15" table:number-columns-repeated="2"/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10" office:value-type="string" calcext:value-type="string">
            <text:p>A</text:p>
          </table:table-cell>
          <table:table-cell table:style-name="ce10" table:formula="of:=(SUM(VLOOKUP([.B11]; [.$R$2:.$S$14]; 2; 0); VLOOKUP([.C11]; [.$R$2:.$S$14]; 2; 0); VLOOKUP([.D11]; [.$R$2:.$S$14]; 2; 0); VLOOKUP([.E11]; [.$R$2:.$S$14]; 2; 0); VLOOKUP([.F11]; [.$R$2:.$S$14]; 2; 0); VLOOKUP([.G11]; [.$R$2:.$S$14]; 2; 0); VLOOKUP([.H11]; [.$R$2:.$S$14]; 2; 0); VLOOKUP([.I11]; [.$R$2:.$S$14]; 2; 0);  VLOOKUP([.J11]; [.$R$2:.$S$14]; 2; 0); VLOOKUP([.K11]; [.$R$2:.$S$14]; 2; 0)) / 1000 * 1)" office:value-type="float" office:value="0.96" calcext:value-type="float">
            <text:p>0.96000</text:p>
          </table:table-cell>
          <table:table-cell/>
          <table:table-cell table:style-name="ce14" table:formula="of:=[.L11]" office:value-type="float" office:value="0.96" calcext:value-type="float">
            <text:p>0.96000</text:p>
          </table:table-cell>
          <table:table-cell table:style-name="ce15" table:formula="of:=IF([.N11]&gt;=0.9875;&quot;A+&quot;;  IF([.N11]&gt;=0.94; &quot;A&quot;; IF([.N11]&gt;=0.9; &quot;A-&quot;; IF([.N11]&gt;=0.87; &quot;B+&quot;; IF([.N11]&gt;=0.84;&quot;B&quot;; IF([.N11]&gt;=0.8; &quot;B-&quot;; IF([.N11]&gt;=0.77; &quot;C+&quot;; IF([.N11]&gt;=0.74;&quot;C&quot;; IF([.N11]&gt;=0.7; &quot;C-&quot;; IF([.N11]&gt;=0.67; &quot;D+&quot;; IF([.N11]&gt;=0.64;&quot;D&quot;; IF([.N11]&gt;=0.6; &quot;D-&quot;; &quot;F&quot;))))))))))))" office:value-type="string" office:string-value="A" calcext:value-type="string">
            <text:p>A</text:p>
          </table:table-cell>
          <table:table-cell table:style-name="ce15" table:formula="of:=VLOOKUP([.O11]; [.$U$2:.$V$15]; 2; 0)" office:value-type="float" office:value="4" calcext:value-type="float">
            <text:p>4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Ligouri</text:p>
          </table:table-cell>
          <table:table-cell table:number-columns-repeated="10" office:value-type="string" calcext:value-type="string">
            <text:p>A</text:p>
          </table:table-cell>
          <table:table-cell table:style-name="ce10" table:formula="of:=(SUM(VLOOKUP([.B12]; [.$R$2:.$S$14]; 2; 0); VLOOKUP([.C12]; [.$R$2:.$S$14]; 2; 0); VLOOKUP([.D12]; [.$R$2:.$S$14]; 2; 0); VLOOKUP([.E12]; [.$R$2:.$S$14]; 2; 0); VLOOKUP([.F12]; [.$R$2:.$S$14]; 2; 0); VLOOKUP([.G12]; [.$R$2:.$S$14]; 2; 0); VLOOKUP([.H12]; [.$R$2:.$S$14]; 2; 0); VLOOKUP([.I12]; [.$R$2:.$S$14]; 2; 0);  VLOOKUP([.J12]; [.$R$2:.$S$14]; 2; 0); VLOOKUP([.K12]; [.$R$2:.$S$14]; 2; 0)) / 1000 * 1)" office:value-type="float" office:value="0.96" calcext:value-type="float">
            <text:p>0.96000</text:p>
          </table:table-cell>
          <table:table-cell/>
          <table:table-cell table:style-name="ce14" table:formula="of:=[.L12]" office:value-type="float" office:value="0.96" calcext:value-type="float">
            <text:p>0.96000</text:p>
          </table:table-cell>
          <table:table-cell table:style-name="ce15" table:formula="of:=IF([.N12]&gt;=0.9875;&quot;A+&quot;;  IF([.N12]&gt;=0.94; &quot;A&quot;; IF([.N12]&gt;=0.9; &quot;A-&quot;; IF([.N12]&gt;=0.87; &quot;B+&quot;; IF([.N12]&gt;=0.84;&quot;B&quot;; IF([.N12]&gt;=0.8; &quot;B-&quot;; IF([.N12]&gt;=0.77; &quot;C+&quot;; IF([.N12]&gt;=0.74;&quot;C&quot;; IF([.N12]&gt;=0.7; &quot;C-&quot;; IF([.N12]&gt;=0.67; &quot;D+&quot;; IF([.N12]&gt;=0.64;&quot;D&quot;; IF([.N12]&gt;=0.6; &quot;D-&quot;; &quot;F&quot;))))))))))))" office:value-type="string" office:string-value="A" calcext:value-type="string">
            <text:p>A</text:p>
          </table:table-cell>
          <table:table-cell table:style-name="ce15" table:formula="of:=VLOOKUP([.O12]; [.$U$2:.$V$15]; 2; 0)"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tephen Milcarek</text:p>
          </table:table-cell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A</text:p>
          </table:table-cell>
          <table:table-cell table:style-name="ce10" table:formula="of:=(SUM(VLOOKUP([.B13]; [.$R$2:.$S$14]; 2; 0); VLOOKUP([.C13]; [.$R$2:.$S$14]; 2; 0); VLOOKUP([.D13]; [.$R$2:.$S$14]; 2; 0); VLOOKUP([.E13]; [.$R$2:.$S$14]; 2; 0); VLOOKUP([.F13]; [.$R$2:.$S$14]; 2; 0); VLOOKUP([.G13]; [.$R$2:.$S$14]; 2; 0); VLOOKUP([.H13]; [.$R$2:.$S$14]; 2; 0); VLOOKUP([.I13]; [.$R$2:.$S$14]; 2; 0);  VLOOKUP([.J13]; [.$R$2:.$S$14]; 2; 0); VLOOKUP([.K13]; [.$R$2:.$S$14]; 2; 0)) / 1000 * 1)" office:value-type="float" office:value="0.864" calcext:value-type="float">
            <text:p>0.86400</text:p>
          </table:table-cell>
          <table:table-cell/>
          <table:table-cell table:style-name="ce14" table:formula="of:=[.L13]" office:value-type="float" office:value="0.864" calcext:value-type="float">
            <text:p>0.86400</text:p>
          </table:table-cell>
          <table:table-cell table:style-name="ce15" table:formula="of:=IF([.N13]&gt;=0.9875;&quot;A+&quot;;  IF([.N13]&gt;=0.94; &quot;A&quot;; IF([.N13]&gt;=0.9; &quot;A-&quot;; IF([.N13]&gt;=0.87; &quot;B+&quot;; IF([.N13]&gt;=0.84;&quot;B&quot;; IF([.N13]&gt;=0.8; &quot;B-&quot;; IF([.N13]&gt;=0.77; &quot;C+&quot;; IF([.N13]&gt;=0.74;&quot;C&quot;; IF([.N13]&gt;=0.7; &quot;C-&quot;; IF([.N13]&gt;=0.67; &quot;D+&quot;; IF([.N13]&gt;=0.64;&quot;D&quot;; IF([.N13]&gt;=0.6; &quot;D-&quot;; &quot;F&quot;))))))))))))" office:value-type="string" office:string-value="B" calcext:value-type="string">
            <text:p>B</text:p>
          </table:table-cell>
          <table:table-cell table:style-name="ce15" table:formula="of:=VLOOKUP([.O13]; [.$U$2:.$V$15]; 2; 0)" office:value-type="float" office:value="3" calcext:value-type="float">
            <text:p>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aniel Ocampo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10" table:formula="of:=(SUM(VLOOKUP([.B14]; [.$R$2:.$S$14]; 2; 0); VLOOKUP([.C14]; [.$R$2:.$S$14]; 2; 0); VLOOKUP([.D14]; [.$R$2:.$S$14]; 2; 0); VLOOKUP([.E14]; [.$R$2:.$S$14]; 2; 0); VLOOKUP([.F14]; [.$R$2:.$S$14]; 2; 0); VLOOKUP([.G14]; [.$R$2:.$S$14]; 2; 0); VLOOKUP([.H14]; [.$R$2:.$S$14]; 2; 0); VLOOKUP([.I14]; [.$R$2:.$S$14]; 2; 0);  VLOOKUP([.J14]; [.$R$2:.$S$14]; 2; 0); VLOOKUP([.K14]; [.$R$2:.$S$14]; 2; 0)) / 1000 * 1)" office:value-type="float" office:value="0.91" calcext:value-type="float">
            <text:p>0.91000</text:p>
          </table:table-cell>
          <table:table-cell/>
          <table:table-cell table:style-name="ce14" table:formula="of:=[.L14]" office:value-type="float" office:value="0.91" calcext:value-type="float">
            <text:p>0.91000</text:p>
          </table:table-cell>
          <table:table-cell table:style-name="ce15" table:formula="of:=IF([.N14]&gt;=0.9875;&quot;A+&quot;;  IF([.N14]&gt;=0.94; &quot;A&quot;; IF([.N14]&gt;=0.9; &quot;A-&quot;; IF([.N14]&gt;=0.87; &quot;B+&quot;; IF([.N14]&gt;=0.84;&quot;B&quot;; IF([.N14]&gt;=0.8; &quot;B-&quot;; IF([.N14]&gt;=0.77; &quot;C+&quot;; IF([.N14]&gt;=0.74;&quot;C&quot;; IF([.N14]&gt;=0.7; &quot;C-&quot;; IF([.N14]&gt;=0.67; &quot;D+&quot;; IF([.N14]&gt;=0.64;&quot;D&quot;; IF([.N14]&gt;=0.6; &quot;D-&quot;; &quot;F&quot;))))))))))))" office:value-type="string" office:string-value="A-" calcext:value-type="string">
            <text:p>A-</text:p>
          </table:table-cell>
          <table:table-cell table:style-name="ce15" table:formula="of:=VLOOKUP([.O14]; [.$U$2:.$V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den P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10" table:formula="of:=(SUM(VLOOKUP([.B15]; [.$R$2:.$S$14]; 2; 0); VLOOKUP([.C15]; [.$R$2:.$S$14]; 2; 0); VLOOKUP([.D15]; [.$R$2:.$S$14]; 2; 0); VLOOKUP([.E15]; [.$R$2:.$S$14]; 2; 0); VLOOKUP([.F15]; [.$R$2:.$S$14]; 2; 0); VLOOKUP([.G15]; [.$R$2:.$S$14]; 2; 0); VLOOKUP([.H15]; [.$R$2:.$S$14]; 2; 0); VLOOKUP([.I15]; [.$R$2:.$S$14]; 2; 0);  VLOOKUP([.J15]; [.$R$2:.$S$14]; 2; 0); VLOOKUP([.K15]; [.$R$2:.$S$14]; 2; 0)) / 1000 * 1)" office:value-type="float" office:value="0.941" calcext:value-type="float">
            <text:p>0.94100</text:p>
          </table:table-cell>
          <table:table-cell/>
          <table:table-cell table:style-name="ce14" table:formula="of:=[.L15]" office:value-type="float" office:value="0.941" calcext:value-type="float">
            <text:p>0.94100</text:p>
          </table:table-cell>
          <table:table-cell table:style-name="ce15" table:formula="of:=IF([.N15]&gt;=0.9875;&quot;A+&quot;;  IF([.N15]&gt;=0.94; &quot;A&quot;; IF([.N15]&gt;=0.9; &quot;A-&quot;; IF([.N15]&gt;=0.87; &quot;B+&quot;; IF([.N15]&gt;=0.84;&quot;B&quot;; IF([.N15]&gt;=0.8; &quot;B-&quot;; IF([.N15]&gt;=0.77; &quot;C+&quot;; IF([.N15]&gt;=0.74;&quot;C&quot;; IF([.N15]&gt;=0.7; &quot;C-&quot;; IF([.N15]&gt;=0.67; &quot;D+&quot;; IF([.N15]&gt;=0.64;&quot;D&quot;; IF([.N15]&gt;=0.6; &quot;D-&quot;; &quot;F&quot;))))))))))))" office:value-type="string" office:string-value="A" calcext:value-type="string">
            <text:p>A</text:p>
          </table:table-cell>
          <table:table-cell table:style-name="ce15" table:formula="of:=VLOOKUP([.O15]; [.$U$2:.$V$15]; 2; 0)" office:value-type="float" office:value="4" calcext:value-type="float">
            <text:p>4</text:p>
          </table:table-cell>
          <table:table-cell/>
          <table:table-cell table:style-name="ce21"/>
          <table:table-cell table:style-name="ce13"/>
          <table:table-cell/>
          <table:table-cell table:style-name="ce21"/>
          <table:table-cell table:style-name="ce26"/>
          <table:table-cell table:number-columns-repeated="982"/>
        </table:table-row>
        <table:table-row table:style-name="ro1">
          <table:table-cell table:style-name="ce2" office:value-type="string" calcext:value-type="string">
            <text:p>Marlee Sherretts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style-name="ce10" table:formula="of:=(SUM(VLOOKUP([.B16]; [.$R$2:.$S$14]; 2; 0); VLOOKUP([.C16]; [.$R$2:.$S$14]; 2; 0); VLOOKUP([.D16]; [.$R$2:.$S$14]; 2; 0); VLOOKUP([.E16]; [.$R$2:.$S$14]; 2; 0); VLOOKUP([.F16]; [.$R$2:.$S$14]; 2; 0); VLOOKUP([.G16]; [.$R$2:.$S$14]; 2; 0); VLOOKUP([.H16]; [.$R$2:.$S$14]; 2; 0); VLOOKUP([.I16]; [.$R$2:.$S$14]; 2; 0);  VLOOKUP([.J16]; [.$R$2:.$S$14]; 2; 0); VLOOKUP([.K16]; [.$R$2:.$S$14]; 2; 0)) / 1000 * 1)" office:value-type="float" office:value="0.963" calcext:value-type="float">
            <text:p>0.96300</text:p>
          </table:table-cell>
          <table:table-cell/>
          <table:table-cell table:style-name="ce14" table:formula="of:=[.L16]" office:value-type="float" office:value="0.963" calcext:value-type="float">
            <text:p>0.96300</text:p>
          </table:table-cell>
          <table:table-cell table:style-name="ce15" table:formula="of:=IF([.N16]&gt;=0.9875;&quot;A+&quot;;  IF([.N16]&gt;=0.94; &quot;A&quot;; IF([.N16]&gt;=0.9; &quot;A-&quot;; IF([.N16]&gt;=0.87; &quot;B+&quot;; IF([.N16]&gt;=0.84;&quot;B&quot;; IF([.N16]&gt;=0.8; &quot;B-&quot;; IF([.N16]&gt;=0.77; &quot;C+&quot;; IF([.N16]&gt;=0.74;&quot;C&quot;; IF([.N16]&gt;=0.7; &quot;C-&quot;; IF([.N16]&gt;=0.67; &quot;D+&quot;; IF([.N16]&gt;=0.64;&quot;D&quot;; IF([.N16]&gt;=0.6; &quot;D-&quot;; &quot;F&quot;))))))))))))" office:value-type="string" office:string-value="A" calcext:value-type="string">
            <text:p>A</text:p>
          </table:table-cell>
          <table:table-cell table:style-name="ce15" table:formula="of:=VLOOKUP([.O16]; [.$U$2:.$V$15]; 2; 0)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Dillan Smith</text:p>
          </table:table-cell>
          <table:table-cell table:number-columns-repeated="2" office:value-type="string" calcext:value-type="string">
            <text:p>B+</text:p>
          </table:table-cell>
          <table:table-cell table:number-columns-repeated="8" office:value-type="string" calcext:value-type="string">
            <text:p>A</text:p>
          </table:table-cell>
          <table:table-cell table:style-name="ce10" table:formula="of:=(SUM(VLOOKUP([.B17]; [.$R$2:.$S$14]; 2; 0); VLOOKUP([.C17]; [.$R$2:.$S$14]; 2; 0); VLOOKUP([.D17]; [.$R$2:.$S$14]; 2; 0); VLOOKUP([.E17]; [.$R$2:.$S$14]; 2; 0); VLOOKUP([.F17]; [.$R$2:.$S$14]; 2; 0); VLOOKUP([.G17]; [.$R$2:.$S$14]; 2; 0); VLOOKUP([.H17]; [.$R$2:.$S$14]; 2; 0); VLOOKUP([.I17]; [.$R$2:.$S$14]; 2; 0);  VLOOKUP([.J17]; [.$R$2:.$S$14]; 2; 0); VLOOKUP([.K17]; [.$R$2:.$S$14]; 2; 0)) / 1000 * 1)" office:value-type="float" office:value="0.946" calcext:value-type="float">
            <text:p>0.94600</text:p>
          </table:table-cell>
          <table:table-cell/>
          <table:table-cell table:style-name="ce14" table:formula="of:=[.L17]" office:value-type="float" office:value="0.946" calcext:value-type="float">
            <text:p>0.94600</text:p>
          </table:table-cell>
          <table:table-cell table:style-name="ce15" table:formula="of:=IF([.N17]&gt;=0.9875;&quot;A+&quot;;  IF([.N17]&gt;=0.94; &quot;A&quot;; IF([.N17]&gt;=0.9; &quot;A-&quot;; IF([.N17]&gt;=0.87; &quot;B+&quot;; IF([.N17]&gt;=0.84;&quot;B&quot;; IF([.N17]&gt;=0.8; &quot;B-&quot;; IF([.N17]&gt;=0.77; &quot;C+&quot;; IF([.N17]&gt;=0.74;&quot;C&quot;; IF([.N17]&gt;=0.7; &quot;C-&quot;; IF([.N17]&gt;=0.67; &quot;D+&quot;; IF([.N17]&gt;=0.64;&quot;D&quot;; IF([.N17]&gt;=0.6; &quot;D-&quot;; &quot;F&quot;))))))))))))" office:value-type="string" office:string-value="A" calcext:value-type="string">
            <text:p>A</text:p>
          </table:table-cell>
          <table:table-cell table:style-name="ce15" table:formula="of:=VLOOKUP([.O17]; [.$U$2:.$V$15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Luke Smith</text:p>
          </table:table-cell>
          <table:table-cell table:style-name="ce8" table:number-columns-repeated="10"/>
          <table:table-cell table:style-name="ce10"/>
          <table:table-cell/>
          <table:table-cell table:style-name="ce14"/>
          <table:table-cell table:style-name="ce15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Ryan Spartz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4" office:value-type="string" calcext:value-type="string">
            <text:p>A</text:p>
          </table:table-cell>
          <table:table-cell table:style-name="ce10" table:formula="of:=(SUM(VLOOKUP([.B19]; [.$R$2:.$S$14]; 2; 0); VLOOKUP([.C19]; [.$R$2:.$S$14]; 2; 0); VLOOKUP([.D19]; [.$R$2:.$S$14]; 2; 0); VLOOKUP([.E19]; [.$R$2:.$S$14]; 2; 0); VLOOKUP([.F19]; [.$R$2:.$S$14]; 2; 0); VLOOKUP([.G19]; [.$R$2:.$S$14]; 2; 0); VLOOKUP([.H19]; [.$R$2:.$S$14]; 2; 0); VLOOKUP([.I19]; [.$R$2:.$S$14]; 2; 0);  VLOOKUP([.J19]; [.$R$2:.$S$14]; 2; 0); VLOOKUP([.K19]; [.$R$2:.$S$14]; 2; 0)) / 1000 * 1)" office:value-type="float" office:value="0.947" calcext:value-type="float">
            <text:p>0.94700</text:p>
          </table:table-cell>
          <table:table-cell/>
          <table:table-cell table:style-name="ce14" table:formula="of:=[.L19]" office:value-type="float" office:value="0.947" calcext:value-type="float">
            <text:p>0.94700</text:p>
          </table:table-cell>
          <table:table-cell table:style-name="ce15" table:formula="of:=IF([.N19]&gt;=0.9875;&quot;A+&quot;;  IF([.N19]&gt;=0.94; &quot;A&quot;; IF([.N19]&gt;=0.9; &quot;A-&quot;; IF([.N19]&gt;=0.87; &quot;B+&quot;; IF([.N19]&gt;=0.84;&quot;B&quot;; IF([.N19]&gt;=0.8; &quot;B-&quot;; IF([.N19]&gt;=0.77; &quot;C+&quot;; IF([.N19]&gt;=0.74;&quot;C&quot;; IF([.N19]&gt;=0.7; &quot;C-&quot;; IF([.N19]&gt;=0.67; &quot;D+&quot;; IF([.N19]&gt;=0.64;&quot;D&quot;; IF([.N19]&gt;=0.6; &quot;D-&quot;; &quot;F&quot;))))))))))))" office:value-type="string" office:string-value="A" calcext:value-type="string">
            <text:p>A</text:p>
          </table:table-cell>
          <table:table-cell table:style-name="ce15" table:formula="of:=VLOOKUP([.O19]; [.$U$2:.$V$15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 table:formula="of:=(SUM(VLOOKUP([.B20]; [.$R$2:.$S$14]; 2; 0); VLOOKUP([.C20]; [.$R$2:.$S$14]; 2; 0); VLOOKUP([.D20]; [.$R$2:.$S$14]; 2; 0); VLOOKUP([.E20]; [.$R$2:.$S$14]; 2; 0); VLOOKUP([.F20]; [.$R$2:.$S$14]; 2; 0); VLOOKUP([.G20]; [.$R$2:.$S$14]; 2; 0); VLOOKUP([.H20]; [.$R$2:.$S$14]; 2; 0); VLOOKUP([.I20]; [.$R$2:.$S$14]; 2; 0);  VLOOKUP([.J20]; [.$R$2:.$S$14]; 2; 0); VLOOKUP([.K20]; [.$R$2:.$S$14]; 2; 0)) / 1000 * 1)" office:value-type="float" office:value="0.824" calcext:value-type="float">
            <text:p>0.82400</text:p>
          </table:table-cell>
          <table:table-cell/>
          <table:table-cell table:style-name="ce14" table:formula="of:=[.L20]" office:value-type="float" office:value="0.824" calcext:value-type="float">
            <text:p>0.82400</text:p>
          </table:table-cell>
          <table:table-cell table:style-name="ce15" table:formula="of:=IF([.N20]&gt;=0.9875;&quot;A+&quot;;  IF([.N20]&gt;=0.94; &quot;A&quot;; IF([.N20]&gt;=0.9; &quot;A-&quot;; IF([.N20]&gt;=0.87; &quot;B+&quot;; IF([.N20]&gt;=0.84;&quot;B&quot;; IF([.N20]&gt;=0.8; &quot;B-&quot;; IF([.N20]&gt;=0.77; &quot;C+&quot;; IF([.N20]&gt;=0.74;&quot;C&quot;; IF([.N20]&gt;=0.7; &quot;C-&quot;; IF([.N20]&gt;=0.67; &quot;D+&quot;; IF([.N20]&gt;=0.64;&quot;D&quot;; IF([.N20]&gt;=0.6; &quot;D-&quot;; &quot;F&quot;))))))))))))" office:value-type="string" office:string-value="B-" calcext:value-type="string">
            <text:p>B-</text:p>
          </table:table-cell>
          <table:table-cell table:style-name="ce15" table:formula="of:=VLOOKUP([.O20]; [.$U$2:.$V$15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hu Yi Tang</text:p>
          </table:table-cell>
          <table:table-cell table:number-columns-repeated="10" office:value-type="string" calcext:value-type="string">
            <text:p>A</text:p>
          </table:table-cell>
          <table:table-cell table:style-name="ce10" table:formula="of:=(SUM(VLOOKUP([.B21]; [.$R$2:.$S$14]; 2; 0); VLOOKUP([.C21]; [.$R$2:.$S$14]; 2; 0); VLOOKUP([.D21]; [.$R$2:.$S$14]; 2; 0); VLOOKUP([.E21]; [.$R$2:.$S$14]; 2; 0); VLOOKUP([.F21]; [.$R$2:.$S$14]; 2; 0); VLOOKUP([.G21]; [.$R$2:.$S$14]; 2; 0); VLOOKUP([.H21]; [.$R$2:.$S$14]; 2; 0); VLOOKUP([.I21]; [.$R$2:.$S$14]; 2; 0);  VLOOKUP([.J21]; [.$R$2:.$S$14]; 2; 0); VLOOKUP([.K21]; [.$R$2:.$S$14]; 2; 0)) / 1000 * 1)" office:value-type="float" office:value="0.96" calcext:value-type="float">
            <text:p>0.96000</text:p>
          </table:table-cell>
          <table:table-cell/>
          <table:table-cell table:style-name="ce14" table:formula="of:=[.L21]" office:value-type="float" office:value="0.96" calcext:value-type="float">
            <text:p>0.96000</text:p>
          </table:table-cell>
          <table:table-cell table:style-name="ce15" table:formula="of:=IF([.N21]&gt;=0.9875;&quot;A+&quot;;  IF([.N21]&gt;=0.94; &quot;A&quot;; IF([.N21]&gt;=0.9; &quot;A-&quot;; IF([.N21]&gt;=0.87; &quot;B+&quot;; IF([.N21]&gt;=0.84;&quot;B&quot;; IF([.N21]&gt;=0.8; &quot;B-&quot;; IF([.N21]&gt;=0.77; &quot;C+&quot;; IF([.N21]&gt;=0.74;&quot;C&quot;; IF([.N21]&gt;=0.7; &quot;C-&quot;; IF([.N21]&gt;=0.67; &quot;D+&quot;; IF([.N21]&gt;=0.64;&quot;D&quot;; IF([.N21]&gt;=0.6; &quot;D-&quot;; &quot;F&quot;))))))))))))" office:value-type="string" office:string-value="A" calcext:value-type="string">
            <text:p>A</text:p>
          </table:table-cell>
          <table:table-cell table:style-name="ce15" table:formula="of:=VLOOKUP([.O21]; [.$U$2:.$V$15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A</text:p>
          </table:table-cell>
          <table:table-cell table:style-name="ce10" table:formula="of:=(SUM(VLOOKUP([.B22]; [.$R$2:.$S$14]; 2; 0); VLOOKUP([.C22]; [.$R$2:.$S$14]; 2; 0); VLOOKUP([.D22]; [.$R$2:.$S$14]; 2; 0); VLOOKUP([.E22]; [.$R$2:.$S$14]; 2; 0); VLOOKUP([.F22]; [.$R$2:.$S$14]; 2; 0); VLOOKUP([.G22]; [.$R$2:.$S$14]; 2; 0); VLOOKUP([.H22]; [.$R$2:.$S$14]; 2; 0); VLOOKUP([.I22]; [.$R$2:.$S$14]; 2; 0);  VLOOKUP([.J22]; [.$R$2:.$S$14]; 2; 0); VLOOKUP([.K22]; [.$R$2:.$S$14]; 2; 0)) / 1000 * 1)" office:value-type="float" office:value="0.851" calcext:value-type="float">
            <text:p>0.85100</text:p>
          </table:table-cell>
          <table:table-cell/>
          <table:table-cell table:style-name="ce14" table:formula="of:=[.L22]" office:value-type="float" office:value="0.851" calcext:value-type="float">
            <text:p>0.85100</text:p>
          </table:table-cell>
          <table:table-cell table:style-name="ce15" table:formula="of:=IF([.N22]&gt;=0.9875;&quot;A+&quot;;  IF([.N22]&gt;=0.94; &quot;A&quot;; IF([.N22]&gt;=0.9; &quot;A-&quot;; IF([.N22]&gt;=0.87; &quot;B+&quot;; IF([.N22]&gt;=0.84;&quot;B&quot;; IF([.N22]&gt;=0.8; &quot;B-&quot;; IF([.N22]&gt;=0.77; &quot;C+&quot;; IF([.N22]&gt;=0.74;&quot;C&quot;; IF([.N22]&gt;=0.7; &quot;C-&quot;; IF([.N22]&gt;=0.67; &quot;D+&quot;; IF([.N22]&gt;=0.64;&quot;D&quot;; IF([.N22]&gt;=0.6; &quot;D-&quot;; &quot;F&quot;))))))))))))" office:value-type="string" office:string-value="B" calcext:value-type="string">
            <text:p>B</text:p>
          </table:table-cell>
          <table:table-cell table:style-name="ce15" table:formula="of:=VLOOKUP([.O22]; [.$U$2:.$V$15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verett Wolf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10" table:formula="of:=(SUM(VLOOKUP([.B23]; [.$R$2:.$S$14]; 2; 0); VLOOKUP([.C23]; [.$R$2:.$S$14]; 2; 0); VLOOKUP([.D23]; [.$R$2:.$S$14]; 2; 0); VLOOKUP([.E23]; [.$R$2:.$S$14]; 2; 0); VLOOKUP([.F23]; [.$R$2:.$S$14]; 2; 0); VLOOKUP([.G23]; [.$R$2:.$S$14]; 2; 0); VLOOKUP([.H23]; [.$R$2:.$S$14]; 2; 0); VLOOKUP([.I23]; [.$R$2:.$S$14]; 2; 0);  VLOOKUP([.J23]; [.$R$2:.$S$14]; 2; 0); VLOOKUP([.K23]; [.$R$2:.$S$14]; 2; 0)) / 1000 * 1)" office:value-type="float" office:value="0.951" calcext:value-type="float">
            <text:p>0.95100</text:p>
          </table:table-cell>
          <table:table-cell/>
          <table:table-cell table:style-name="ce14" table:formula="of:=[.L23]" office:value-type="float" office:value="0.951" calcext:value-type="float">
            <text:p>0.95100</text:p>
          </table:table-cell>
          <table:table-cell table:style-name="ce15" table:formula="of:=IF([.N23]&gt;=0.9875;&quot;A+&quot;;  IF([.N23]&gt;=0.94; &quot;A&quot;; IF([.N23]&gt;=0.9; &quot;A-&quot;; IF([.N23]&gt;=0.87; &quot;B+&quot;; IF([.N23]&gt;=0.84;&quot;B&quot;; IF([.N23]&gt;=0.8; &quot;B-&quot;; IF([.N23]&gt;=0.77; &quot;C+&quot;; IF([.N23]&gt;=0.74;&quot;C&quot;; IF([.N23]&gt;=0.7; &quot;C-&quot;; IF([.N23]&gt;=0.67; &quot;D+&quot;; IF([.N23]&gt;=0.64;&quot;D&quot;; IF([.N23]&gt;=0.6; &quot;D-&quot;; &quot;F&quot;))))))))))))" office:value-type="string" office:string-value="A" calcext:value-type="string">
            <text:p>A</text:p>
          </table:table-cell>
          <table:table-cell table:style-name="ce15" table:formula="of:=VLOOKUP([.O23]; [.$U$2:.$V$15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number-columns-repeated="11"/>
          <table:table-cell table:style-name="ce11"/>
          <table:table-cell/>
          <table:table-cell table:style-name="ce15"/>
          <table:table-cell table:style-name="ce17"/>
          <table:table-cell table:style-name="ce15"/>
          <table:table-cell table:number-columns-repeated="988"/>
        </table:table-row>
        <table:table-row table:style-name="ro1" table:number-rows-repeated="6">
          <table:table-cell table:number-columns-repeated="11"/>
          <table:table-cell table:style-name="ce11"/>
          <table:table-cell table:number-columns-repeated="992"/>
        </table:table-row>
        <table:table-row table:style-name="ro1" table:number-rows-repeated="1048545">
          <table:table-cell table:number-columns-repeated="1004"/>
        </table:table-row>
        <table:table-row table:style-name="ro1"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3:18:17.231176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5T16:19:11.422154055</dc:date>
    <dc:creator>Gregory Kapfhammer</dc:creator>
    <meta:editing-duration>P7DT4H9M9S</meta:editing-duration>
    <meta:editing-cycles>223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373" meta:object-count="0"/>
  </office:meta>
</office:document-meta>
</file>